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Heading_20_2">
      <style:text-properties fo:language="pl" fo:country="PL"/>
    </style:style>
    <style:style style:name="P12" style:family="paragraph" style:parent-style-name="Dialog">
      <style:text-properties style:font-name="Calibri2"/>
    </style:style>
    <style:style style:name="P13" style:family="paragraph" style:parent-style-name="Text_20_body">
      <style:text-properties style:font-name="Calibri2"/>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1"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text:span><text:span text:style-name="T5">ś</text:span><text:span text:style-name="T5"> z piechotami metodyczniej od Trembowli za podjazdem post</text:span><text:span text:style-name="T5">ę</text:span><text:span text:style-name="T5">powa</text:span><text:span text:style-name="T5">ł, w tych dniach pod Husiatyń docierając. </text:span><text:span text:style-name="T5">Podjazd za</text:span><text:span text:style-name="T5">ś</text:span><text:span text:style-name="T5">, pod dowództwem pana Gabryela Silnic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text:span><text:span text:style-name="T5">ą</text:span><text:span text:style-name="T5">c.</text:span></text:p>
      <text:p text:style-name="P6"><text:span text:style-name="T5">Pewnego po</text:span><text:span text:style-name="T5">ł</text:span><text:span text:style-name="T5">udnia za</text:span><text:span text:style-name="T5">ś</text:span><text:span text:style-name="T5"> do chor</text:span><text:span text:style-name="T5">ą</text:span><text:span text:style-name="T5">gwi Ostrowskiego do</text:span><text:span text:style-name="T5">łą</text:span><text:span text:style-name="T5">czyli pancerni Starczy</text:span><text:span text:style-name="T5">ń</text:span><text:span text:style-name="T5">skiego, a wraz z nimi pan Silinicki, kt</text:span><text:span text:style-name="T5">ó</text:span><text:span text:style-name="T5">ry tak oto przem</text:span><text:span text:style-name="T5">ó</text:span><text:span text:style-name="T5">wi</text:span><text:span text:style-name="T5">ł</text:span><text:span text:style-name="T5">:</text:span></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y Kamieńca szeroko otwarte, a przed bramami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miej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impet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text:span><text:span text:style-name="T5">ż</text:span><text:span text:style-name="T5">eby</text:span><text:span text:style-name="T5">ś</text:span><text:span text:style-name="T5">my to cho</text:span><text:span text:style-name="T5">ć</text:span><text:span text:style-name="T5"> jedn</text:span><text:span text:style-name="T5">ą</text:span><text:span text:style-name="T5"> rot</text:span><text:span text:style-name="T5">ę</text:span><text:span text:style-name="T5"> dragonii mieli, cho</text:span><text:span text:style-name="T5">ć</text:span><text:span text:style-name="T5"> malutk</text:span><text:span text:style-name="T5">ą</text:span><text:span text:style-name="T5">, to ju</text:span><text:span text:style-name="T5">ż</text:span><text:span text:style-name="T5"> by</text:span><text:span text:style-name="T5">ś</text:span><text:span text:style-name="T5">my Kamieniec zdobyli” - piekli</text:span><text:span text:style-name="T5">ł</text:span><text:span text:style-name="T5"> si</text:span><text:span text:style-name="T5">ę</text:span><text:span text:style-name="T5"> pan Silnicki, czapk</text:span><text:span text:style-name="T5">ę</text:span><text:span text:style-name="T5"> sw</text:span><text:span text:style-name="T5">ą</text:span><text:span text:style-name="T5"> na ziem rzuciwszy i pi</text:span><text:span text:style-name="T5">ęś</text:span><text:span text:style-name="T5">ci do skroni nagiej przyk</text:span><text:span text:style-name="T5">ł</text:span><text:span text:style-name="T5">adaj</text:span><text:span text:style-name="T5">ą</text:span><text:span text:style-name="T5">c.</text:span></text:p>
      <text:p text:style-name="Dialog"><text:span text:style-name="T5">„I co by ta jedna ma</text:span><text:span text:style-name="T5">ł</text:span><text:span text:style-name="T5">a rota uczyni</text:span><text:span text:style-name="T5">ł</text:span><text:span text:style-name="T5">a?” - pyta</text:span><text:span text:style-name="T5">ł pan Ostrowski.</text:span></text:p>
      <text:p text:style-name="Dialog"><text:span text:style-name="T5">„Jedna nawet rota dragonii, ob</text:span><text:span text:style-name="T5">ó</text:span><text:span text:style-name="T5">z tatarski obsadziwszy, im</text:span><text:span text:style-name="T5">ż</text:span><text:span text:style-name="T5">e nie pozwoli</text:span><text:span text:style-name="T5">ł</text:span><text:span text:style-name="T5">aby si</text:span><text:span text:style-name="T5">ę</text:span><text:span text:style-name="T5"> zebra</text:span><text:span text:style-name="T5">ć</text:span><text:span text:style-name="T5"> i nas w bok za</text:span><text:span text:style-name="T5">ż</text:span><text:span text:style-name="T5">y</text:span><text:span text:style-name="T5">ć</text:span><text:span text:style-name="T5">. Tatarzy przecie na ogie</text:span><text:span text:style-name="T5">ń</text:span><text:span text:style-name="T5"> broni palnej ca</text:span><text:span text:style-name="T5">ł</text:span><text:span text:style-name="T5">kiem nieodporni, i tego ognia nam zabrak</text:span><text:span text:style-name="T5">ł</text:span><text:span text:style-name="T5">o. <text:s/>Ba</text:span><text:span text:style-name="T5">ś</text:span><text:span text:style-name="T5">my za</text:span><text:span text:style-name="T5">ś</text:span><text:span text:style-name="T5"> ataku nie przerywali, tedy janczarzy te</text:span><text:span text:style-name="T5">ż</text:span><text:span text:style-name="T5"> by si</text:span><text:span text:style-name="T5">ę</text:span><text:span text:style-name="T5"> nie opatrzyli przy bramie jeno do zamku by zmykali. Bram</text:span><text:span text:style-name="T5">ę</text:span><text:span text:style-name="T5"> zdobywszy, </text:span><text:span text:style-name="T5">ł</text:span><text:span text:style-name="T5">acno by</text:span><text:span text:style-name="T5">ś</text:span><text:span text:style-name="T5">my ich do zamku </text:span><text:span text:style-name="T5">ś</text:span><text:span text:style-name="T5">cigaj</text:span><text:span text:style-name="T5">ą</text:span><text:span text:style-name="T5">c przetrzebili, </text:span><text:soft-page-break/><text:span text:style-name="T5">wi</text:span><text:span text:style-name="T5">ę</text:span><text:span text:style-name="T5">c i za</text:span><text:span text:style-name="T5">łoga zamku nie byłaby wzmocnioną, jeno raczej tłumem piechoty przerażonej osłabioną”</text:span></text:p>
      <text:p text:style-name="P3">„Jakże to, jazdą po mieście na piechotę nacierać?”</text:p>
      <text:p text:style-name="P3">„Bo takie tam i miasto. Waćpan nie widziałeś, boś prawie pod bramą ducha wyzionął, mnie jednak towarzysze pancerni opowiadali że i połowy domów w tym mieście nie masz, same place puste po wyburzonych jeszcze za oblężenia budowlach. A i mury i miejskie i zamkowe nadwątlone tamtym oblężeniem, mogliśmy z marszu próować dobyć, jakby się obrońcy nie opatrzyli.”</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Text_20_body"><text:span text:style-name="T5">Bej Kamie</text:span><text:span text:style-name="T5">ń</text:span><text:span text:style-name="T5">ca ca</text:span><text:span text:style-name="T5">łą</text:span><text:span text:style-name="T5"> noc przele</text:span><text:span text:style-name="T5">ż</text:span><text:span text:style-name="T5">a</text:span><text:span text:style-name="T5">ł</text:span><text:span text:style-name="T5"> w <text:s/>Katerdrze ... zamienionej na najwi</text:span><text:span text:style-name="T5">ę</text:span><text:span text:style-name="T5">kszy meczet miasta, dzi</text:span><text:span text:style-name="T5">ę</text:span><text:span text:style-name="T5">kuj</text:span><text:span text:style-name="T5">ą</text:span><text:span text:style-name="T5">c ALlahowi zaq ocalenie zupe</text:span><text:span text:style-name="T5">ł</text:span><text:span text:style-name="T5">nie niespodziane. Niespodzianym by</text:span><text:span text:style-name="T5">ł</text:span><text:span text:style-name="T5"> </text:span><text:span text:style-name="T5">przecież</text:span><text:span text:style-name="T5"> atak, przez uprzednie dwa tygodnie nie dochodzi</text:span><text:span text:style-name="T5">ł</text:span><text:span text:style-name="T5">y bowiem do beja </text:span><text:span text:style-name="T5">ż</text:span><text:span text:style-name="T5">adnie wie</text:span><text:span text:style-name="T5">ś</text:span><text:span text:style-name="T5">ci od zwiad</text:span><text:span text:style-name="T5">ó</text:span><text:span text:style-name="T5">w w stron</text:span><text:span text:style-name="T5">ę</text:span><text:span text:style-name="T5"> wojsk Rzeczypospolitej wysy</text:span><text:span text:style-name="T5">ł</text:span><text:span text:style-name="T5">anych. Teraz poj</text:span><text:span text:style-name="T5">ął</text:span><text:span text:style-name="T5"> bej, </text:span><text:span text:style-name="T5">ż</text:span><text:span text:style-name="T5">e si</text:span><text:span text:style-name="T5">ł</text:span><text:span text:style-name="T5">a straszna na jego, ledwo co na nowo obwarowan</text:span><text:span text:style-name="T5">ą</text:span><text:span text:style-name="T5">, fortec</text:span><text:span text:style-name="T5">ę</text:span><text:span text:style-name="T5"> si</text:span><text:span text:style-name="T5">ę</text:span><text:span text:style-name="T5"> zwala. Na bastion najbardziej p</text:span><text:span text:style-name="T5">ół</text:span><text:span text:style-name="T5">nocny su</text:span><text:span text:style-name="T5">ł</text:span><text:span text:style-name="T5">tana, ca</text:span><text:span text:style-name="T5">ł</text:span><text:span text:style-name="T5">ego islamu kalifa. Wezwa</text:span><text:span text:style-name="T5">ł</text:span><text:span text:style-name="T5"> zatem wszystkie jednostki okoliczne, aby do fortecy przybywa</text:span><text:span text:style-name="T5">ł</text:span><text:span text:style-name="T5">y i jej obron</text:span><text:span text:style-name="T5">ę</text:span><text:span text:style-name="T5"> wzmocni</text:span><text:span text:style-name="T5">ł</text:span><text:span text:style-name="T5">y. Niewiele oddzia</text:span><text:span text:style-name="T5">łó</text:span><text:span text:style-name="T5">w wykona</text:span><text:span text:style-name="T5">ł</text:span><text:span text:style-name="T5">o ten rozkaz w ci</text:span><text:span text:style-name="T5">ą</text:span><text:span text:style-name="T5">gu ostatnich dw</text:span><text:span text:style-name="T5">ó</text:span><text:span text:style-name="T5">ch tygodni. Oddzia</text:span><text:span text:style-name="T5">ł</text:span><text:span text:style-name="T5">y ma</text:span><text:span text:style-name="T5">ł</text:span><text:span text:style-name="T5">e nie przybywa</text:span><text:span text:style-name="T5">ł</text:span><text:span text:style-name="T5">y wcale. Oddzia</text:span><text:span text:style-name="T5">ł</text:span><text:span text:style-name="T5">y du</text:span><text:span text:style-name="T5">ż</text:span><text:span text:style-name="T5">e przybywa</text:span><text:span text:style-name="T5">ł</text:span><text:span text:style-name="T5">y bez wystarczaj</text:span><text:span text:style-name="T5">ą</text:span><text:span text:style-name="T5">cego zaopatrzenia, poszarpane w bojach z Lachami, o zawzi</text:span><text:span text:style-name="T5">ę</text:span><text:span text:style-name="T5">to</text:span><text:span text:style-name="T5">ś</text:span><text:span text:style-name="T5">ci niezwyk</text:span><text:span text:style-name="T5">ł</text:span><text:span text:style-name="T5">ej zw</text:span><text:span text:style-name="T5">ł</text:span><text:span text:style-name="T5">aszcza lekkiej kawalerii przeciwnika opowiadaj</text:span><text:span text:style-name="T5">ą</text:span><text:span text:style-name="T5">c.</text:span></text:p>
      <text:p text:style-name="Text_20_body"><text:span text:style-name="T5">Pan Ostrowski, szybko dla wieku swojego z ran, a wi</text:span><text:span text:style-name="T5">ę</text:span><text:span text:style-name="T5">cej z poturbowania ozdrowiwszy, do n</text:span><text:span text:style-name="T5">ó</text:span><text:span text:style-name="T5">g si</text:span><text:span text:style-name="T5">ę</text:span><text:span text:style-name="T5"> panu Starczy</text:span><text:span text:style-name="T5">ń</text:span><text:span text:style-name="T5">skeimu rzuci</text:span><text:span text:style-name="T5">ł</text:span><text:span text:style-name="T5">, i tak, g</text:span><text:span text:style-name="T5">ą</text:span><text:span text:style-name="T5">siorek niejeden osuszywszy, przyja</text:span><text:span text:style-name="T5">źń</text:span><text:span text:style-name="T5"> swoj</text:span><text:span text:style-name="T5">ą</text:span><text:span text:style-name="T5"> odnowili. </text:span><text:span text:style-name="T5">Ż</text:span><text:span text:style-name="T5">e za</text:span><text:span text:style-name="T5">ś</text:span><text:span text:style-name="T5"> pan Silnicki, pismo od hetmana wielkiego i kr</text:span><text:span text:style-name="T5">ó</text:span><text:span text:style-name="T5">la w jednej osobie niezbyt przyjemnie napisane otrzyma</text:span><text:span text:style-name="T5">ł</text:span><text:span text:style-name="T5">, rzuci</text:span><text:span text:style-name="T5">ł</text:span><text:span text:style-name="T5"> on tedy kawaleri</text:span><text:span text:style-name="T5">ę</text:span><text:span text:style-name="T5"> swoj</text:span><text:span text:style-name="T5">ą</text:span><text:span text:style-name="T5"> w rajzy dooko</text:span><text:span text:style-name="T5">ł</text:span><text:span text:style-name="T5">a Kamie</text:span><text:span text:style-name="T5">ń</text:span><text:span text:style-name="T5">ca, chc</text:span><text:span text:style-name="T5">ą</text:span><text:span text:style-name="T5">c twierdz</text:span><text:span text:style-name="T5">ę</text:span><text:span text:style-name="T5"> od </text:span><text:span text:style-name="T5">ś</text:span><text:span text:style-name="T5">wiata i od zapoatrzenia odci</text:span><text:span text:style-name="T5">ąć</text:span><text:span text:style-name="T5">, tak i przyjaciele wiele razem przyg</text:span><text:span text:style-name="T5">ó</text:span><text:span text:style-name="T5">d odby</text:span><text:span text:style-name="T5">ć</text:span><text:span text:style-name="T5"> mogli. Tak przeprawiwszy si</text:span><text:span text:style-name="T5">ę</text:span><text:span text:style-name="T5"> przez Dniestr wezbrany na multa</text:span><text:span text:style-name="T5">ń</text:span><text:span text:style-name="T5">sk</text:span><text:span text:style-name="T5">ą</text:span><text:span text:style-name="T5"> stron</text:span><text:span text:style-name="T5">ę</text:span><text:span text:style-name="T5">, drogami Wo</text:span><text:span text:style-name="T5">ł</text:span><text:span text:style-name="T5">ochom niekt</text:span><text:span text:style-name="T5">ó</text:span><text:span text:style-name="T5">rym pana Ostrowskiego znan</text:span><text:span text:style-name="T5">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j miłości pan Starczyński nie podzielał, prywatnie Jana Sobieskiego a więcej jeszcze syna jego Jakuba uzurpatorem nazywając,</text:span></text:p>
      <text:p text:style-name="Text_20_body"><text:span text:style-name="T5">Takich Wołochów prawdziwych niewiele było w wojsku Rzeczypospolitej, nawet w chorągwiach zwanych wołoskimi, choć dawniech na nich - i na Tatarach - lekka kawaleria polegała. Oto bowiem w czasach nawały szwedzkiech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panowania swego ufać nie kazał.</text:span></text:p>
      <text:p text:style-name="P8"/>
      <text:p text:style-name="P9"/>
      <text:p text:style-name="P9"><text:soft-page-break/></text:p>
      <text:p text:style-name="P9"/>
      <text:p text:style-name="P9">Zabrakło kilku rot piechoty albo dragonii dla opanowania przedmieść, byłaby okazja zdobyć twierdzę z marszu...</text:p>
      <text:p text:style-name="P9">Dragonia maszeruje</text:p>
      <text:p text:style-name="P9">Dopiero potem zdobycie Baru</text:p>
      <text:p text:style-name="P6">Jednak wiedział król i hetman wielki w jednej osobie, że pieniędzy wkrótce zbraknie i że wojnę szybko kończyć trzeba.</text:p>
      <text:p text:style-name="P6"/>
      <text:p text:style-name="P6"/>
      <text:p text:style-name="P6"/>
      <text:p text:style-name="P4">Tymczasem konfederaci na Litwie</text:p>
      <text:p text:style-name="P4">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4">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0-19T08:17:31.73</dc:date>
    <meta:editing-cycles>795</meta:editing-cycles>
    <meta:editing-duration>P1DT10M25S</meta:editing-duration>
    <meta:document-statistic meta:table-count="0" meta:image-count="0" meta:object-count="0" meta:page-count="11" meta:paragraph-count="99" meta:word-count="5033" meta:character-count="3401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